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2.0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808080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, D, E</text:p>
          </table:table-cell>
          <table:table-cell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, H.1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H.2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H.3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J, K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{}</text:p>
          </table:table-cell>
          <table:table-cell office:value-type="string" calcext:value-type="string">
            <text:p>List{0,#,0}</text:p>
          </table:table-cell>
          <table:table-cell office:value-type="string" calcext:value-type="string">
            <text:p>List{<text:span text:style-name="T1">#,0,#, 0,0,0, 0,#,#}</text:span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A&gt;B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&gt;C,D,E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&gt;V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, D, E&gt;F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, D, E&gt;G,H.1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F&gt;V</text:p>
          </table:table-cell>
          <table:table-cell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, H.1&gt;H.2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H2&gt;U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H2&gt;I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U&gt;V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I&gt;T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I&gt;J,K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T&gt;H3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H3&gt;H2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J, K&gt;O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J, K&gt;L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L&gt;M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L&gt;N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M&gt;O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N&gt;O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O&gt;P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O&gt;Q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P&gt;Q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Q&gt;R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Q&gt;S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R&gt;S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/>
          <table:table-cell office:value-type="string" calcext:value-type="string">
            <text:p>S&gt;H3</text:p>
          </table:table-cell>
          <table:table-cell table:number-columns-repeated="2"/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st{}</text:p>
          </table:table-cell>
          <table:table-cell office:value-type="string" calcext:value-type="string">
            <text:p>List{0,#,0}</text:p>
          </table:table-cell>
          <table:table-cell office:value-type="string" calcext:value-type="string">
            <text:p>List{<text:span text:style-name="T1">#,0,#, 0,0,0, 0,#,#}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9T16:13:08.965000000</dc:date>
    <meta:editing-duration>PT6M56S</meta:editing-duration>
    <meta:editing-cycles>1</meta:editing-cycles>
    <meta:document-statistic meta:table-count="1" meta:cell-count="107" meta:object-count="0"/>
    <meta:generator>LibreOffice/7.3.3.2$Windows_X86_64 LibreOffice_project/d1d0ea68f081ee2800a922cac8f79445e4603348</meta:generator>
  </office:meta>
</office:document-meta>
</file>